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5" table:default-cell-style-name="Default"/>
        <table:table-row table:style-name="ro1">
          <table:table-cell office:value-type="string" calcext:value-type="string">
            <text:p>400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01263" calcext:value-type="float">
            <text:p>101263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40109" calcext:value-type="float">
            <text:p>340109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27453" calcext:value-type="float">
            <text:p>27453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8828" calcext:value-type="float">
            <text:p>18828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9170" calcext:value-type="float">
            <text:p>19170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0085" calcext:value-type="float">
            <text:p>20085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9593" calcext:value-type="float">
            <text:p>19593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20114" calcext:value-type="float">
            <text:p>20114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20645" calcext:value-type="float">
            <text:p>20645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20912" calcext:value-type="float">
            <text:p>20912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21554" calcext:value-type="float">
            <text:p>21554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22176" calcext:value-type="float">
            <text:p>22176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23033" calcext:value-type="float">
            <text:p>23033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32309" calcext:value-type="float">
            <text:p>32309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2881" calcext:value-type="float">
            <text:p>42881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4053" calcext:value-type="float">
            <text:p>24053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24318" calcext:value-type="float">
            <text:p>24318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9811" calcext:value-type="float">
            <text:p>39811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4253" calcext:value-type="float">
            <text:p>24253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2482" calcext:value-type="float">
            <text:p>22482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2677" calcext:value-type="float">
            <text:p>22677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2378" calcext:value-type="float">
            <text:p>22378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5485" calcext:value-type="float">
            <text:p>35485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2279" calcext:value-type="float">
            <text:p>32279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0468" calcext:value-type="float">
            <text:p>20468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20691" calcext:value-type="float">
            <text:p>20691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21059" calcext:value-type="float">
            <text:p>21059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20527" calcext:value-type="float">
            <text:p>20527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30527" calcext:value-type="float">
            <text:p>30527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8073" calcext:value-type="float">
            <text:p>68073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1539" calcext:value-type="float">
            <text:p>31539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3221" calcext:value-type="float">
            <text:p>23221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2995" calcext:value-type="float">
            <text:p>22995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22574" calcext:value-type="float">
            <text:p>22574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6997" calcext:value-type="float">
            <text:p>16997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2624" calcext:value-type="float">
            <text:p>12624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1233" calcext:value-type="float">
            <text:p>11233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9505" calcext:value-type="float">
            <text:p>9505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8836" calcext:value-type="float">
            <text:p>8836</text:p>
          </table:table-cell>
          <table:table-cell table:number-columns-repeated="5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204" calcext:value-type="float">
            <text:p>8204</text:p>
          </table:table-cell>
          <table:table-cell table:number-columns-repeated="5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002" calcext:value-type="float">
            <text:p>8002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7254" calcext:value-type="float">
            <text:p>7254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7706" calcext:value-type="float">
            <text:p>7706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6391" calcext:value-type="float">
            <text:p>639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6277" calcext:value-type="float">
            <text:p>6277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5821" calcext:value-type="float">
            <text:p>5821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5506" calcext:value-type="float">
            <text:p>5506</text:p>
          </table:table-cell>
          <table:table-cell table:number-columns-repeated="5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447" calcext:value-type="float">
            <text:p>4447</text:p>
          </table:table-cell>
          <table:table-cell table:number-columns-repeated="5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092" calcext:value-type="float">
            <text:p>4092</text:p>
          </table:table-cell>
          <table:table-cell table:number-columns-repeated="5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992" calcext:value-type="float">
            <text:p>3992</text:p>
          </table:table-cell>
          <table:table-cell table:number-columns-repeated="5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657" calcext:value-type="float">
            <text:p>3657</text:p>
          </table:table-cell>
          <table:table-cell table:number-columns-repeated="5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733" calcext:value-type="float">
            <text:p>5733</text:p>
          </table:table-cell>
          <table:table-cell table:number-columns-repeated="5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951" calcext:value-type="float">
            <text:p>2951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2621" calcext:value-type="float">
            <text:p>262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2535" calcext:value-type="float">
            <text:p>2535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1868" calcext:value-type="float">
            <text:p>1868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1513" calcext:value-type="float">
            <text:p>1513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482" calcext:value-type="float">
            <text:p>1482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1474" calcext:value-type="float">
            <text:p>1474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005" calcext:value-type="float">
            <text:p>1005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983" calcext:value-type="float">
            <text:p>983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903" calcext:value-type="float">
            <text:p>903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767" calcext:value-type="float">
            <text:p>767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714" calcext:value-type="float">
            <text:p>714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9" calcext:value-type="float">
            <text:p>729</text:p>
          </table:table-cell>
          <table:table-cell table:number-columns-repeated="53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827" calcext:value-type="float">
            <text:p>827</text:p>
          </table:table-cell>
          <table:table-cell table:number-columns-repeated="5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594" calcext:value-type="float">
            <text:p>594</text:p>
          </table:table-cell>
          <table:table-cell table:number-columns-repeated="5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393" calcext:value-type="float">
            <text:p>393</text:p>
          </table:table-cell>
          <table:table-cell table:number-columns-repeated="5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444" calcext:value-type="float">
            <text:p>444</text:p>
          </table:table-cell>
          <table:table-cell table:number-columns-repeated="5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615" calcext:value-type="float">
            <text:p>615</text:p>
          </table:table-cell>
          <table:table-cell table:number-columns-repeated="5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" calcext:value-type="float">
            <text:p>0.1</text:p>
          </table:table-cell>
          <table:table-cell office:value-type="float" office:value="391" calcext:value-type="float">
            <text:p>391</text:p>
          </table:table-cell>
          <table:table-cell table:number-columns-repeated="53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table:number-columns-repeated="5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53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123" calcext:value-type="float">
            <text:p>123</text:p>
          </table:table-cell>
          <table:table-cell table:number-columns-repeated="5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5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 table:number-rows-repeated="1048480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0min" table:style-name="ta2">
        <office:forms form:automatic-focus="false" form:apply-design-mode="false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40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9351" calcext:value-type="float">
            <text:p>9351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1167" calcext:value-type="float">
            <text:p>31167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1988" calcext:value-type="float">
            <text:p>1988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477" calcext:value-type="float">
            <text:p>1477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467" calcext:value-type="float">
            <text:p>1467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449" calcext:value-type="float">
            <text:p>1449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399" calcext:value-type="float">
            <text:p>1399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1407" calcext:value-type="float">
            <text:p>1407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1459" calcext:value-type="float">
            <text:p>1459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1472" calcext:value-type="float">
            <text:p>1472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1520" calcext:value-type="float">
            <text:p>1520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1804" calcext:value-type="float">
            <text:p>1804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1942" calcext:value-type="float">
            <text:p>1942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3952" calcext:value-type="float">
            <text:p>3952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327" calcext:value-type="float">
            <text:p>7327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389" calcext:value-type="float">
            <text:p>2389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2169" calcext:value-type="float">
            <text:p>2169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686" calcext:value-type="float">
            <text:p>3686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391" calcext:value-type="float">
            <text:p>2391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302" calcext:value-type="float">
            <text:p>2302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199" calcext:value-type="float">
            <text:p>2199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171" calcext:value-type="float">
            <text:p>2171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098" calcext:value-type="float">
            <text:p>3098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088" calcext:value-type="float">
            <text:p>3088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395" calcext:value-type="float">
            <text:p>2395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2422" calcext:value-type="float">
            <text:p>2422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2192" calcext:value-type="float">
            <text:p>2192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2015" calcext:value-type="float">
            <text:p>2015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2828" calcext:value-type="float">
            <text:p>2828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493" calcext:value-type="float">
            <text:p>6493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037" calcext:value-type="float">
            <text:p>3037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632" calcext:value-type="float">
            <text:p>2632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635" calcext:value-type="float">
            <text:p>2635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2742" calcext:value-type="float">
            <text:p>2742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986" calcext:value-type="float">
            <text:p>1986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680" calcext:value-type="float">
            <text:p>1680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677" calcext:value-type="float">
            <text:p>1677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1531" calcext:value-type="float">
            <text:p>1531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1118" calcext:value-type="float">
            <text:p>1118</text:p>
          </table:table-cell>
          <table:table-cell table:number-columns-repeated="5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992" calcext:value-type="float">
            <text:p>992</text:p>
          </table:table-cell>
          <table:table-cell table:number-columns-repeated="5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34" calcext:value-type="float">
            <text:p>834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805" calcext:value-type="float">
            <text:p>805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174" calcext:value-type="float">
            <text:p>1174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797" calcext:value-type="float">
            <text:p>79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725" calcext:value-type="float">
            <text:p>725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704" calcext:value-type="float">
            <text:p>704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730" calcext:value-type="float">
            <text:p>730</text:p>
          </table:table-cell>
          <table:table-cell table:number-columns-repeated="5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582" calcext:value-type="float">
            <text:p>582</text:p>
          </table:table-cell>
          <table:table-cell table:number-columns-repeated="5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537" calcext:value-type="float">
            <text:p>537</text:p>
          </table:table-cell>
          <table:table-cell table:number-columns-repeated="5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table:number-columns-repeated="5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481" calcext:value-type="float">
            <text:p>481</text:p>
          </table:table-cell>
          <table:table-cell table:number-columns-repeated="5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55" calcext:value-type="float">
            <text:p>555</text:p>
          </table:table-cell>
          <table:table-cell table:number-columns-repeated="5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487" calcext:value-type="float">
            <text:p>487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609" calcext:value-type="float">
            <text:p>609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538" calcext:value-type="float">
            <text:p>538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278" calcext:value-type="float">
            <text:p>278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98" calcext:value-type="float">
            <text:p>198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95" calcext:value-type="float">
            <text:p>195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86" calcext:value-type="float">
            <text:p>86</text:p>
          </table:table-cell>
          <table:table-cell table:number-columns-repeated="5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5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table:number-columns-repeated="53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5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 table:number-rows-repeated="1048495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min" table:style-name="ta3">
        <office:forms form:automatic-focus="false" form:apply-design-mode="false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4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215" calcext:value-type="float">
            <text:p>1215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692" calcext:value-type="float">
            <text:p>3692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23" calcext:value-type="float">
            <text:p>123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84" calcext:value-type="float">
            <text:p>84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93" calcext:value-type="float">
            <text:p>93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459" calcext:value-type="float">
            <text:p>459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79" calcext:value-type="float">
            <text:p>779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98" calcext:value-type="float">
            <text:p>198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31" calcext:value-type="float">
            <text:p>231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77" calcext:value-type="float">
            <text:p>277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28" calcext:value-type="float">
            <text:p>228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42" calcext:value-type="float">
            <text:p>342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79" calcext:value-type="float">
            <text:p>379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43" calcext:value-type="float">
            <text:p>243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74" calcext:value-type="float">
            <text:p>174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47" calcext:value-type="float">
            <text:p>147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216" calcext:value-type="float">
            <text:p>1216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235" calcext:value-type="float">
            <text:p>235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17" calcext:value-type="float">
            <text:p>217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153" calcext:value-type="float">
            <text:p>153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63" calcext:value-type="float">
            <text:p>163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12" calcext:value-type="float">
            <text:p>112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126" calcext:value-type="float">
            <text:p>126</text:p>
          </table:table-cell>
          <table:table-cell table:number-columns-repeated="5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 table:number-rows-repeated="1048507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24s" table:style-name="ta4"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24s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39" calcext:value-type="float">
            <text:p>239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92" calcext:value-type="float">
            <text:p>92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23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37:03.169377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2T10:37:20.583068588</dc:date>
    <meta:generator>LibreOffice/6.4.7.2$Linux_X86_64 LibreOffice_project/40$Build-2</meta:generator>
    <meta:editing-duration>PT16M52S</meta:editing-duration>
    <meta:editing-cycles>3</meta:editing-cycles>
    <meta:document-statistic meta:table-count="4" meta:cell-count="8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